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333333" style:text-line-through-style="none" style:font-name="Times New Roman1" fo:letter-spacing="normal" fo:font-style="normal" style:text-underline-style="none" style:text-blinking="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0pt" style:font-size-asian="10pt" style:font-size-complex="10pt"/>
    </style:style>
    <style:style style:name="P4" style:family="paragraph" style:parent-style-name="Text_20_body">
      <style:text-properties fo:font-style="normal" style:font-style-asian="normal" style:font-style-complex="normal"/>
    </style:style>
    <style:style style:name="P5" style:family="paragraph" style:parent-style-name="Heading_20_2">
      <style:text-properties fo:font-size="16pt" style:font-size-asian="16pt" style:font-size-complex="16pt"/>
    </style:style>
    <style:style style:name="P6" style:family="paragraph" style:parent-style-name="Heading_20_2">
      <style:text-properties fo:font-size="16pt" fo:font-weight="bold" style:font-size-asian="16pt" style:font-weight-asian="bold" style:font-size-complex="16pt" style:font-weight-complex="bold"/>
    </style:style>
    <style:style style:name="T1" style:family="text">
      <style:text-properties fo:font-size="14pt" style:font-size-asian="14pt" style:font-size-complex="14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ferat till gästföreläsning 29/4 – 2014</text:h>
      <text:p text:style-name="Text_20_body"/>
      <text:h text:style-name="P5" text:outline-level="2">Inledning</text:h>
      <text:p text:style-name="Text_20_body">Detta är ett referat till <text:span text:style-name="T4">gästföreläsningen</text:span> <text:span text:style-name="T2">Handelshögskolan: Entreprenörskap – konsten att se möjligheter</text:span><text:span text:style-name="T3">, med föreläsaren Nils Nilsson. Han talar om entreprenörskap, och hur man ska tänka för att bli en bra entreprenör som kan se möjligheterna i bra idéer. Han presenterar sig själv och berättar om Linnéuniversitetets förhoppning om att utbilda alla studenter till entreprenörer inom olika områden.</text:span></text:p>
      <text:p text:style-name="Text_20_body"><text:span text:style-name="T3">Han talar om att entreprenörskap handlar om att se möjligheter, när andra säger att det är omöjligt och att man idag ofta är flera som skapar ett företag tillsammans, och att detta har vissa fördelar över att arbeta själv.</text:span></text:p>
      <text:p text:style-name="Text_20_body"><text:span text:style-name="T3">Därefter presenterar han några stora, svenska entreprenörer som blivit stora och kända under de senaste åren, och förklarar att medan de är kända över hela världen så är det flera av oss svenskar som knappt vet vilka de är. Han vill också poängtera att de inte bara arbetar för att tjäna pengar utan för att deras verksamhet också är deras intresse. Dessutom ger det mängder med pengar till Sverige (i skattepengar) vilket hjälper oss alla.</text:span></text:p>
      <text:p text:style-name="Text_20_body"><text:span text:style-name="T3"/></text:p>
      <text:h text:style-name="P6" text:outline-level="2">Varför Entreprenörskap?</text:h>
      <text:p text:style-name="Text_20_body">Innovation är bra för sysselsättningen (fler jobb) och innovationen. Alltså att gamla idéer slås ut för att ersättas med allt nytt. Han pratar om nya och smarta idéer på små problem som kan bli företagsidéer. Det är också viktigt att bygga nätverk av människor som kan hjälpa en när man kör fast. Folk med andra kunskaper och tankesätt som kan lösa vissa problem åt en.</text:p>
      <text:p text:style-name="Text_20_body">Nils säger också att många entreprenörer menar att deras arbete inte bara handlar om pengar och sitt företag, utan också om att själv utvecklas som person vilket gör dem till lyckligare människor. De har inte lika mycket fritid men de har trots det roligt på jobbet.</text:p>
      <text:p text:style-name="Text_20_body"><text:span text:style-name="T3">Alla kan lära sig att bli entreprenörer. Det gäller bara att se ett problem, och sedan hitta lösningen till det. Det är inte bara en typ av person som kan bli det.</text:span></text:p>
      <text:p text:style-name="Text_20_body"><text:span text:style-name="T3"/></text:p>
      <text:h text:style-name="P5" text:outline-level="2">Internet</text:h>
      <text:p text:style-name="Text_20_body">Nils pratar lite om Internet och dess möjligheter, och hur man ska organisera sig där. För att man ska kunna starta ett företag där så gäller det att tänka på ett nytt sätt än man har gjort tidigare. Han pratar om <text:span text:style-name="T5">Paradigmskifte</text:span><text:span text:style-name="T6">: Att man måste förändra sättet att tänka, tolka och svara på olika situationer. </text:span></text:p>
      <text:p text:style-name="Text_20_body"><text:span text:style-name="T6">Till exempel pratar han om hur han köpte ett uppslagsverk, men det visade sig att det var en dålig affär då man nu får all information och mer än så från till exempel Wikipedia. Man går från </text:span><text:span text:style-name="T5">closed innovation</text:span><text:span text:style-name="T6"> <text:s/>till </text:span><text:span text:style-name="T5">open innovation</text:span><text:span text:style-name="T6">. Man tar hjälp av folk från hela världen som tillsammans skapar nånting. Exempel: App store. Massor med människor utvecklar applikationer och de läggs upp i App store, och så får både Apple och utvecklaren sin del av inkomsterna.</text:span></text:p>
      <text:p text:style-name="Text_20_body"><text:span text:style-name="T6">Han berättar en historia om sin son och hans erfarenhet av </text:span><text:span text:style-name="T5">crowdfunding, </text:span><text:span text:style-name="T6">och andra nytänkande sätt </text:span><text:soft-page-break/><text:span text:style-name="T6">att tjäna pengar på. Både med hjälp av Internet och olika appar.</text:span></text:p>
      <text:p text:style-name="Text_20_body"><text:span text:style-name="T6">En av fördelarna med webben är att man kan nå väldigt många människor väldigt fort (tänk Facebook, Twitter). Det slår ut gamla företag och blir en del av allt. Han nämner också att många företag går under för de fokuserar på vad de säljer, och inte på det kunden vill ha (T ex kamerafilm istället för bilder/minnen).</text:span></text:p>
      <text:p text:style-name="Text_20_body"><text:span text:style-name="T6"/></text:p>
      <text:h text:style-name="P5" text:outline-level="2"><text:span text:style-name="T6">Var kommer möjligheterna ifrån? Var hittar vi dem?</text:span></text:h>
      <text:p text:style-name="Text_20_body"><text:span text:style-name="T6">Alla ser världen på olika sätt och därför ser man möjligheter på olika ställen, beroende på vad man själv har för kunskaper och erfarenheter. Ibland är det så att man inte hittar möjligheter, man skapar dem, och då får man en unik idé som ingen gjort förut. </text:span></text:p>
      <text:p text:style-name="Text_20_body"><text:span text:style-name="T6">Framgångsrika entreprenörer har tränat upp sin förmåga att hitta kombinationer av prylar och idéer för att lösa problem. Man får heller inte vara rädd för att göra misstag. Tvärtom så måste man inse att problem är ett sätt att lära sig. Man lär sig av sina misstag. </text:span></text:p>
      <text:p text:style-name="Text_20_body"><text:span text:style-name="T6">Det blir enklare att komma på bra idéer om man kollar på omvärlden. Då ser man vad det finns för problem. Han tar upp några olika områden där man ska titta ( P.E.S.T: Political, Economic, Social, Technological) för att se till att hänga med i omvärldens utveckling, och hitta lösningar som ligger rätt i tiden.</text:span></text:p>
      <text:p text:style-name="Text_20_body"><text:span text:style-name="T6"/></text:p>
      <text:h text:style-name="P5" text:outline-level="2"><text:span text:style-name="T6">The Internet of Things</text:span></text:h>
      <text:p text:style-name="Text_20_body"><text:span text:style-name="T6">Nils berättar också om </text:span><text:span text:style-name="T5">The Internet of Things</text:span><text:span text:style-name="T6">. Alltså idén om att jättemånga små saker, som tidigare kanske inte har haft något med teknik alls att göra, <text:s/>ska vara uppkopplade till Internet. Man kan då styra allting med en dator, en mobil eller liknande. Detta håller på att bli väldigt stort, och stora företag som Google, Apple och till och med Volvo lägger ner extremt stora mängder pengar på idéer som har med detta konceptet att göra.</text:span></text:p>
      <text:p text:style-name="Text_20_body"><text:span text:style-name="T6">Det är också viktigt att tänka på miljön, människor och andra ansvar man har mot resten av världen. Detta måste man också tänka på idag, annars hamnar man snart efter.</text:span></text:p>
      <text:p text:style-name="Text_20_body"><text:span text:style-name="T6"/></text:p>
      <text:p text:style-name="Text_20_body"><text:span text:style-name="T6"/></text:p>
      <text:p text:style-name="Text_20_body"><text:span text:style-name="T6"/></text:p>
      <text:p text:style-name="P4"/>
      <text:p text:style-name="Text_20_body"><text:span text:style-name="T3"/></text:p>
      <text:p text:style-name="Text_20_body"><text:span text:style-name="T3"/></text:p>
      <text:p text:style-name="P2"><text:span text:style-name="T1"/></text:p>
      <text:p text:style-name="P2"><text:span text:style-name="T1"/></text:p>
      <text:p text:style-name="P3"/>
      <text:p text:style-name="Text_20_body"/>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Henrik Gabrielsson<text:tab/>Mjukvaruutvecklingsprojekt I<text:tab/>2014-05-0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5-05T14:02:05.07</meta:creation-date>
    <dc:date>2014-05-05T17:38:50.76</dc:date>
    <dc:creator>Henrik Gabrielsson</dc:creator>
    <meta:editing-duration>PT3H35M</meta:editing-duration>
    <meta:editing-cycles>216</meta:editing-cycles>
    <meta:generator>OpenOffice/4.0.1$Win32 OpenOffice.org_project/401m5$Build-9714</meta:generator>
    <meta:document-statistic meta:table-count="0" meta:image-count="0" meta:object-count="0" meta:page-count="2" meta:paragraph-count="22" meta:word-count="818" meta:character-count="4759"/>
  </office:meta>
</office:document-meta>
</file>